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0b2" officeooo:paragraph-rsid="000d60b2"/>
    </style:style>
    <style:style style:name="P2" style:family="paragraph" style:parent-style-name="Standard">
      <style:paragraph-properties fo:text-align="center" style:justify-single-word="false"/>
      <style:text-properties officeooo:rsid="000d60b2" officeooo:paragraph-rsid="000d60b2"/>
    </style:style>
    <style:style style:name="P3" style:family="paragraph" style:parent-style-name="Standard">
      <style:text-properties officeooo:rsid="000d60b2" officeooo:paragraph-rsid="000d60b2"/>
    </style:style>
    <style:style style:name="P4" style:family="paragraph" style:parent-style-name="Standard">
      <style:paragraph-properties fo:text-align="center" style:justify-single-word="false"/>
      <style:text-properties officeooo:rsid="000d60b2" officeooo:paragraph-rsid="00129b10"/>
    </style:style>
    <style:style style:name="P5" style:family="paragraph" style:parent-style-name="Standard">
      <style:paragraph-properties fo:text-align="justify" style:justify-single-word="false"/>
      <style:text-properties officeooo:rsid="000d60b2" officeooo:paragraph-rsid="000d60b2"/>
    </style:style>
    <style:style style:name="T1" style:family="text">
      <style:text-properties officeooo:rsid="0010ad8f"/>
    </style:style>
    <style:style style:name="T2" style:family="text">
      <style:text-properties officeooo:rsid="00129b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CS 253 Computer Networks Lab</text:span></text:p>
      <text:p text:style-name="P4">SET I </text:p>
      <text:p text:style-name="P4"><text:span text:style-name="T2">Time 2 Hours</text:span></text:p>
      <text:p text:style-name="P2"/>
      <text:p text:style-name="P2"/>
      <text:p text:style-name="P1">1. Write and run a TCP Client and a TCP Server program using 'C' language in Unix/Linux according to the following details :</text:p>
      <text:p text:style-name="P1"/>
      <text:p text:style-name="P1"><text:span text:style-name="T2">(A) </text:span>Multiple clients (at most 5)will send a single random number to the server, after connection establishment.</text:p>
      <text:p text:style-name="P1"><text:span text:style-name="T2">(B) </text:span>Server will store each of the random number recieved from each of the connected client and broadcast back the multiplication of the random numbers to all of its clients.</text:p>
      <text:p text:style-name="P1"/>
      <text:p text:style-name="P1"/>
      <text:p text:style-name="P1">2. Implement differential Manchester encoding scheme for the bit sequence "11010010"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07:26:56.977261700</meta:creation-date>
    <dc:date>2017-02-27T09:18:34.349020203</dc:date>
    <meta:editing-duration>PT8M29S</meta:editing-duration>
    <meta:editing-cycles>5</meta:editing-cycles>
    <meta:generator>LibreOffice/4.2.8.2$Linux_x86 LibreOffice_project/420m0$Build-2</meta:generator>
    <meta:document-statistic meta:table-count="0" meta:image-count="0" meta:object-count="0" meta:page-count="1" meta:paragraph-count="7" meta:word-count="91" meta:character-count="538" meta:non-whitespace-character-count="453"/>
  </office:meta>
</office:document-meta>
</file>